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B00000185205A5872807169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objectwithoutfill">
      <style:graphic-properties draw:stroke="dash" draw:stroke-dash="Double_20_Dash" svg:stroke-color="#cccccc" svg:stroke-linecap="butt" draw:fill="none" draw:textarea-vertical-align="middle"/>
    </style:style>
    <style:style style:name="gr5" style:family="graphic" style:parent-style-name="objectwithoutfill">
      <style:graphic-properties draw:stroke="dash" draw:stroke-dash="Double_20_Dash_20__28_Rounded_29_" svg:stroke-width="0.018cm" svg:stroke-color="#cccccc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57cm" svg:height="14.471cm" svg:x="1.133cm" svg:y="1.134cm">
            <draw:image xlink:href="Pictures/100000000000020B00000185205A587280716921.png" xlink:type="simple" xlink:show="embed" xlink:actuate="onLoad" draw:mime-type="image/png">
              <text:p/>
            </draw:image>
          </draw:frame>
          <draw:line draw:style-name="gr2" draw:text-style-name="P2" draw:layer="layout" svg:x1="3.592cm" svg:y1="2.43cm" svg:x2="19.784cm" svg:y2="2.43cm">
            <text:p/>
          </draw:line>
          <draw:line draw:style-name="gr2" draw:text-style-name="P2" draw:layer="layout" svg:x1="3.592cm" svg:y1="3.878cm" svg:x2="19.784cm" svg:y2="3.878cm">
            <text:p/>
          </draw:line>
          <draw:line draw:style-name="gr2" draw:text-style-name="P2" draw:layer="layout" svg:x1="3.592cm" svg:y1="5.356cm" svg:x2="19.784cm" svg:y2="5.356cm">
            <text:p/>
          </draw:line>
          <draw:line draw:style-name="gr2" draw:text-style-name="P2" draw:layer="layout" svg:x1="3.592cm" svg:y1="6.83cm" svg:x2="19.784cm" svg:y2="6.83cm">
            <text:p/>
          </draw:line>
          <draw:line draw:style-name="gr2" draw:text-style-name="P2" draw:layer="layout" svg:x1="3.592cm" svg:y1="8.304cm" svg:x2="19.784cm" svg:y2="8.304cm">
            <text:p/>
          </draw:line>
          <draw:line draw:style-name="gr2" draw:text-style-name="P2" draw:layer="layout" svg:x1="3.592cm" svg:y1="9.782cm" svg:x2="19.784cm" svg:y2="9.782cm">
            <text:p/>
          </draw:line>
          <draw:line draw:style-name="gr2" draw:text-style-name="P2" draw:layer="layout" svg:x1="3.592cm" svg:y1="11.23cm" svg:x2="19.784cm" svg:y2="11.23cm">
            <text:p/>
          </draw:line>
          <draw:line draw:style-name="gr3" draw:text-style-name="P2" draw:layer="layout" svg:x1="5.396cm" svg:y1="12.112cm" svg:x2="5.396cm" svg:y2="1.635cm">
            <text:p/>
          </draw:line>
          <draw:line draw:style-name="gr3" draw:text-style-name="P2" draw:layer="layout" svg:x1="7.196cm" svg:y1="12.113cm" svg:x2="7.196cm" svg:y2="1.636cm">
            <text:p/>
          </draw:line>
          <draw:line draw:style-name="gr3" draw:text-style-name="P2" draw:layer="layout" svg:x1="8.996cm" svg:y1="12.113cm" svg:x2="8.996cm" svg:y2="1.636cm">
            <text:p/>
          </draw:line>
          <draw:line draw:style-name="gr3" draw:text-style-name="P2" draw:layer="layout" svg:x1="10.796cm" svg:y1="12.113cm" svg:x2="10.796cm" svg:y2="1.636cm">
            <text:p/>
          </draw:line>
          <draw:line draw:style-name="gr3" draw:text-style-name="P2" draw:layer="layout" svg:x1="12.622cm" svg:y1="12.113cm" svg:x2="12.622cm" svg:y2="1.636cm">
            <text:p/>
          </draw:line>
          <draw:line draw:style-name="gr3" draw:text-style-name="P2" draw:layer="layout" svg:x1="14.396cm" svg:y1="12.113cm" svg:x2="14.396cm" svg:y2="1.636cm">
            <text:p/>
          </draw:line>
          <draw:line draw:style-name="gr3" draw:text-style-name="P2" draw:layer="layout" svg:x1="16.222cm" svg:y1="12.113cm" svg:x2="16.222cm" svg:y2="1.636cm">
            <text:p/>
          </draw:line>
          <draw:line draw:style-name="gr3" draw:text-style-name="P2" draw:layer="layout" svg:x1="18.022cm" svg:y1="12.113cm" svg:x2="18.022cm" svg:y2="1.636cm">
            <text:p/>
          </draw:line>
          <draw:line draw:style-name="gr3" draw:text-style-name="P2" draw:layer="layout" svg:x1="4.526cm" svg:y1="12.113cm" svg:x2="4.526cm" svg:y2="1.636cm">
            <text:p/>
          </draw:line>
          <draw:line draw:style-name="gr3" draw:text-style-name="P2" draw:layer="layout" svg:x1="6.308cm" svg:y1="12.113cm" svg:x2="6.308cm" svg:y2="1.636cm">
            <text:p/>
          </draw:line>
          <draw:line draw:style-name="gr3" draw:text-style-name="P2" draw:layer="layout" svg:x1="8.03cm" svg:y1="12.113cm" svg:x2="8.03cm" svg:y2="1.636cm">
            <text:p/>
          </draw:line>
          <draw:line draw:style-name="gr3" draw:text-style-name="P2" draw:layer="layout" svg:x1="9.874cm" svg:y1="12.113cm" svg:x2="9.874cm" svg:y2="1.636cm">
            <text:p/>
          </draw:line>
          <draw:line draw:style-name="gr3" draw:text-style-name="P2" draw:layer="layout" svg:x1="11.718cm" svg:y1="12.113cm" svg:x2="11.718cm" svg:y2="1.636cm">
            <text:p/>
          </draw:line>
          <draw:line draw:style-name="gr3" draw:text-style-name="P2" draw:layer="layout" svg:x1="13.496cm" svg:y1="12.113cm" svg:x2="13.496cm" svg:y2="1.636cm">
            <text:p/>
          </draw:line>
          <draw:line draw:style-name="gr3" draw:text-style-name="P2" draw:layer="layout" svg:x1="15.318cm" svg:y1="12.113cm" svg:x2="15.318cm" svg:y2="1.636cm">
            <text:p/>
          </draw:line>
          <draw:line draw:style-name="gr3" draw:text-style-name="P2" draw:layer="layout" svg:x1="17.118cm" svg:y1="12.113cm" svg:x2="17.118cm" svg:y2="1.636cm">
            <text:p/>
          </draw:line>
          <draw:line draw:style-name="gr3" draw:text-style-name="P2" draw:layer="layout" svg:x1="18.918cm" svg:y1="12.113cm" svg:x2="18.918cm" svg:y2="1.636cm">
            <text:p/>
          </draw:line>
          <draw:line draw:style-name="gr4" draw:text-style-name="P2" draw:layer="layout" svg:x1="4.052cm" svg:y1="12.113cm" svg:x2="4.052cm" svg:y2="1.636cm">
            <text:p/>
          </draw:line>
          <draw:line draw:style-name="gr4" draw:text-style-name="P2" draw:layer="layout" svg:x1="4.957cm" svg:y1="12.114cm" svg:x2="4.957cm" svg:y2="1.637cm">
            <text:p/>
          </draw:line>
          <draw:line draw:style-name="gr4" draw:text-style-name="P2" draw:layer="layout" svg:x1="5.852cm" svg:y1="12.114cm" svg:x2="5.852cm" svg:y2="1.637cm">
            <text:p/>
          </draw:line>
          <draw:line draw:style-name="gr4" draw:text-style-name="P2" draw:layer="layout" svg:x1="6.752cm" svg:y1="12.114cm" svg:x2="6.752cm" svg:y2="1.637cm">
            <text:p/>
          </draw:line>
          <draw:line draw:style-name="gr4" draw:text-style-name="P2" draw:layer="layout" svg:x1="7.614cm" svg:y1="12.114cm" svg:x2="7.614cm" svg:y2="1.637cm">
            <text:p/>
          </draw:line>
          <draw:line draw:style-name="gr4" draw:text-style-name="P2" draw:layer="layout" svg:x1="8.514cm" svg:y1="12.114cm" svg:x2="8.514cm" svg:y2="1.637cm">
            <text:p/>
          </draw:line>
          <draw:line draw:style-name="gr4" draw:text-style-name="P2" draw:layer="layout" svg:x1="9.414cm" svg:y1="12.114cm" svg:x2="9.414cm" svg:y2="1.637cm">
            <text:p/>
          </draw:line>
          <draw:line draw:style-name="gr4" draw:text-style-name="P2" draw:layer="layout" svg:x1="10.333cm" svg:y1="12.114cm" svg:x2="10.333cm" svg:y2="1.637cm">
            <text:p/>
          </draw:line>
          <draw:line draw:style-name="gr4" draw:text-style-name="P2" draw:layer="layout" svg:x1="11.252cm" svg:y1="12.114cm" svg:x2="11.252cm" svg:y2="1.637cm">
            <text:p/>
          </draw:line>
          <draw:line draw:style-name="gr4" draw:text-style-name="P2" draw:layer="layout" svg:x1="12.171cm" svg:y1="12.114cm" svg:x2="12.171cm" svg:y2="1.637cm">
            <text:p/>
          </draw:line>
          <draw:line draw:style-name="gr4" draw:text-style-name="P2" draw:layer="layout" svg:x1="13.052cm" svg:y1="12.114cm" svg:x2="13.052cm" svg:y2="1.637cm">
            <text:p/>
          </draw:line>
          <draw:line draw:style-name="gr4" draw:text-style-name="P2" draw:layer="layout" svg:x1="13.952cm" svg:y1="12.114cm" svg:x2="13.952cm" svg:y2="1.637cm">
            <text:p/>
          </draw:line>
          <draw:line draw:style-name="gr4" draw:text-style-name="P2" draw:layer="layout" svg:x1="14.852cm" svg:y1="12.114cm" svg:x2="14.852cm" svg:y2="1.637cm">
            <text:p/>
          </draw:line>
          <draw:line draw:style-name="gr4" draw:text-style-name="P2" draw:layer="layout" svg:x1="15.771cm" svg:y1="12.114cm" svg:x2="15.771cm" svg:y2="1.637cm">
            <text:p/>
          </draw:line>
          <draw:line draw:style-name="gr4" draw:text-style-name="P2" draw:layer="layout" svg:x1="16.676cm" svg:y1="12.114cm" svg:x2="16.676cm" svg:y2="1.637cm">
            <text:p/>
          </draw:line>
          <draw:line draw:style-name="gr4" draw:text-style-name="P2" draw:layer="layout" svg:x1="17.571cm" svg:y1="12.114cm" svg:x2="17.571cm" svg:y2="1.637cm">
            <text:p/>
          </draw:line>
          <draw:line draw:style-name="gr4" draw:text-style-name="P2" draw:layer="layout" svg:x1="18.476cm" svg:y1="12.114cm" svg:x2="18.476cm" svg:y2="1.637cm">
            <text:p/>
          </draw:line>
          <draw:line draw:style-name="gr4" draw:text-style-name="P2" draw:layer="layout" svg:x1="19.352cm" svg:y1="12.114cm" svg:x2="19.352cm" svg:y2="1.637cm">
            <text:p/>
          </draw:line>
          <draw:line draw:style-name="gr5" draw:text-style-name="P2" draw:layer="layout" svg:x1="3.592cm" svg:y1="2.054cm" svg:x2="19.784cm" svg:y2="2.054cm">
            <text:p/>
          </draw:line>
          <draw:line draw:style-name="gr5" draw:text-style-name="P2" draw:layer="layout" svg:x1="3.592cm" svg:y1="2.797cm" svg:x2="19.784cm" svg:y2="2.797cm">
            <text:p/>
          </draw:line>
          <draw:line draw:style-name="gr5" draw:text-style-name="P2" draw:layer="layout" svg:x1="3.592cm" svg:y1="3.516cm" svg:x2="19.784cm" svg:y2="3.516cm">
            <text:p/>
          </draw:line>
          <draw:line draw:style-name="gr5" draw:text-style-name="P2" draw:layer="layout" svg:x1="3.592cm" svg:y1="4.235cm" svg:x2="19.784cm" svg:y2="4.235cm">
            <text:p/>
          </draw:line>
          <draw:line draw:style-name="gr5" draw:text-style-name="P2" draw:layer="layout" svg:x1="3.592cm" svg:y1="4.978cm" svg:x2="19.784cm" svg:y2="4.978cm">
            <text:p/>
          </draw:line>
          <draw:line draw:style-name="gr5" draw:text-style-name="P2" draw:layer="layout" svg:x1="3.592cm" svg:y1="5.716cm" svg:x2="19.784cm" svg:y2="5.716cm">
            <text:p/>
          </draw:line>
          <draw:line draw:style-name="gr5" draw:text-style-name="P2" draw:layer="layout" svg:x1="3.592cm" svg:y1="6.454cm" svg:x2="19.784cm" svg:y2="6.454cm">
            <text:p/>
          </draw:line>
          <draw:line draw:style-name="gr5" draw:text-style-name="P2" draw:layer="layout" svg:x1="3.592cm" svg:y1="7.197cm" svg:x2="19.784cm" svg:y2="7.197cm">
            <text:p/>
          </draw:line>
          <draw:line draw:style-name="gr5" draw:text-style-name="P2" draw:layer="layout" svg:x1="3.592cm" svg:y1="7.954cm" svg:x2="19.784cm" svg:y2="7.954cm">
            <text:p/>
          </draw:line>
          <draw:line draw:style-name="gr5" draw:text-style-name="P2" draw:layer="layout" svg:x1="3.592cm" svg:y1="8.673cm" svg:x2="19.784cm" svg:y2="8.673cm">
            <text:p/>
          </draw:line>
          <draw:line draw:style-name="gr5" draw:text-style-name="P2" draw:layer="layout" svg:x1="3.592cm" svg:y1="9.416cm" svg:x2="19.784cm" svg:y2="9.416cm">
            <text:p/>
          </draw:line>
          <draw:line draw:style-name="gr5" draw:text-style-name="P2" draw:layer="layout" svg:x1="3.592cm" svg:y1="10.154cm" svg:x2="19.784cm" svg:y2="10.154cm">
            <text:p/>
          </draw:line>
          <draw:line draw:style-name="gr5" draw:text-style-name="P2" draw:layer="layout" svg:x1="3.592cm" svg:y1="10.878cm" svg:x2="19.784cm" svg:y2="10.878cm">
            <text:p/>
          </draw:line>
          <draw:line draw:style-name="gr5" draw:text-style-name="P2" draw:layer="layout" svg:x1="3.592cm" svg:y1="11.592cm" svg:x2="19.784cm" svg:y2="11.59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25:01.484120049</meta:creation-date>
    <dc:date>2023-07-21T14:55:17.434837206</dc:date>
    <meta:editing-duration>PT26M40S</meta:editing-duration>
    <meta:editing-cycles>6</meta:editing-cycles>
    <meta:generator>LibreOffice/7.5.4.2$Linux_X86_64 LibreOffice_project/36ccfdc35048b057fd9854c757a8b67ec53977b6</meta:generator>
    <meta:document-statistic meta:object-count="58"/>
  </office:meta>
</office:document-meta>
</file>